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ee60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48b3d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ee60d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rsid="004451fb" officeooo:paragraph-rsid="004451fb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3148d5" officeooo:paragraph-rsid="003148d5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8b3d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8b3dd" style:font-weight-asian="bold" style:font-weight-complex="bold"/>
    </style:style>
    <style:style style:name="T1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ae3ab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36e9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2b84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39230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4f02f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69056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9a184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7a9fb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7a9fb" style:font-weight-asian="bold" style:font-weight-complex="bold"/>
    </style:style>
    <style:style style:name="T16" style:family="text">
      <style:text-properties officeooo:rsid="002de971"/>
    </style:style>
    <style:style style:name="T17" style:family="text">
      <style:text-properties officeooo:rsid="003feaa7"/>
    </style:style>
    <style:style style:name="T18" style:family="text">
      <style:text-properties officeooo:rsid="0041275b"/>
    </style:style>
    <style:style style:name="T19" style:family="text">
      <style:text-properties officeooo:rsid="0047a9fb"/>
    </style:style>
    <style:style style:name="T2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0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A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D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7"><text:span text:style-name="T10">2</text:span><text:span text:style-name="T9">0</text:span><text:span text:style-name="T8">1</text:span><text:span text:style-name="T5"> - </text:span><text:span text:style-name="T10">Ground </text:span><text:span text:style-name="T4">- </text:span><text:span text:style-name="T11">Rearming, </text:span><text:span text:style-name="T7">Performance Limits</text:span></text:p>
      <text:p text:style-name="P1"/>
      <text:p text:style-name="P2">To Rearm and Refuel, you must have engines off and canopy open</text:p>
      <text:list text:style-name="L1">
        <text:list-item>
          <text:p text:style-name="P5"><text:span text:style-name="T19">Press </text:span><text:span text:style-name="T14">Shift-Bottom Thumb Button</text:span> to turn off engines.</text:p>
        </text:list-item>
        <text:list-item>
          <text:p text:style-name="P5"><text:span text:style-name="T14">T7 </text:span><text:span text:style-name="T15">switch </text:span><text:span text:style-name="T14">up</text:span> to toggle canopy.</text:p>
        </text:list-item>
        <text:list-item>
          <text:p text:style-name="P8"><text:span text:style-name="T12">When done, </text:span><text:span text:style-name="T3">Bottom Thumb Button press</text:span><text:span text:style-name="T12"> to start engines. <text:s/>Make sure electrical power is on (</text:span><text:span text:style-name="T3">T1 switch</text:span><text:span text:style-name="T12">)</text:span><text:span text:style-name="T13">.</text:span></text:p>
        </text:list-item>
      </text:list>
      <text:p text:style-name="P4"/>
      <text:p text:style-name="P3">Performance limits</text:p>
      <text:list text:style-name="L3">
        <text:list-item>
          <text:p text:style-name="P9">Full internal fuel: 11087 lbs</text:p>
        </text:list-item>
        <text:list-item>
          <text:p text:style-name="P10"><text:span text:style-name="T18">Landing gear and </text:span>Flaps: 250 k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21:22.956000000</dc:date>
    <meta:editing-duration>PT8H38M28S</meta:editing-duration>
    <meta:editing-cycles>6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4" meta:word-count="86" meta:character-count="440" meta:non-whitespace-character-count="372"/>
  </office:meta>
</office:document-meta>
</file>